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2" style:family="graphic" style:parent-style-name="standard">
      <style:graphic-properties draw:stroke="dash" draw:stroke-dash="Dashed_20__28_var_29_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3" style:family="graphic" style:parent-style-name="standard">
      <style:graphic-properties draw:stroke="dash" draw:stroke-dash="_32__20_Dots_20_1_20_Dash" svg:stroke-width="0.1cm" svg:stroke-color="#6666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dash" draw:stroke-dash="Dashed_20__28_var_29_" svg:stroke-width="0.1cm" svg:stroke-color="#66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6" style:family="graphic" style:parent-style-name="standard">
      <style:graphic-properties draw:stroke="dash" draw:stroke-dash="Dashed_20__28_var_29_" svg:stroke-width="0.1cm" svg:stroke-color="#99ff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7" style:family="graphic" style:parent-style-name="standard">
      <style:graphic-properties draw:stroke="dash" draw:stroke-dash="Dashed_20__28_var_29_"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8" style:family="graphic" style:parent-style-name="standard">
      <style:graphic-properties draw:stroke="dash" draw:stroke-dash="Dashed_20__28_var_29_" svg:stroke-width="0.1cm" svg:stroke-color="#ff00c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>
      <style:graphic-properties style:protect="size"/>
    </style:style>
    <style:style style:name="gr10" style:family="graphic">
      <style:graphic-properties draw:stroke="solid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1" style:family="graphic">
      <style:graphic-properties draw:stroke="dash" draw:stroke-dash="Dashed_20__28_var_29_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2" style:family="graphic">
      <style:graphic-properties draw:stroke="dash" draw:stroke-dash="_32__20_Dots_20_1_20_Dash" svg:stroke-width="0.1cm" svg:stroke-color="#6666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3" style:family="graphic">
      <style:graphic-properties draw:stroke="dash" draw:stroke-dash="Dashed_20__28_var_29_" svg:stroke-width="0.1cm" svg:stroke-color="#66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4" style:family="graphic">
      <style:graphic-properties draw:stroke="dash" draw:stroke-dash="Dashed_20__28_var_29_" svg:stroke-width="0.1cm" svg:stroke-color="#99ff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5" style:family="graphic">
      <style:graphic-properties draw:stroke="dash" draw:stroke-dash="Dashed_20__28_var_29_"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6" style:family="graphic">
      <style:graphic-properties draw:stroke="dash" draw:stroke-dash="Dashed_20__28_var_29_" svg:stroke-width="0.1cm" svg:stroke-color="#ff00c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draw:stroke="solid" draw:stroke-dash="Dashed_20__28_var_29_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8" style:family="graphic" style:parent-style-name="standard">
      <style:graphic-properties draw:stroke="solid" draw:stroke-dash="Dashed_20__28_var_29_" svg:stroke-width="0.1cm" svg:stroke-color="#6666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9" style:family="graphic" style:parent-style-name="standard">
      <style:graphic-properties draw:stroke="solid" draw:stroke-dash="Dashed_20__28_var_29_" svg:stroke-width="0.1cm" svg:stroke-color="#66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20" style:family="graphic" style:parent-style-name="standard">
      <style:graphic-properties draw:stroke="solid" draw:stroke-dash="Dashed_20__28_var_29_"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21" style:family="graphic" style:parent-style-name="standard">
      <style:graphic-properties draw:stroke="solid" draw:stroke-dash="Dashed_20__28_var_29_" svg:stroke-width="0.1cm" svg:stroke-color="#ff00c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3" style:family="graphic" style:parent-style-name="standard">
      <style:graphic-properties draw:stroke="solid" draw:stroke-dash="Dashed_20__28_var_29_" svg:stroke-width="0.1cm" svg:stroke-color="#dddddd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24" style:family="graphic" style:parent-style-name="standard">
      <style:graphic-properties draw:stroke="solid" draw:stroke-dash="Dashed_20__28_var_29_" svg:stroke-width="0.1cm" svg:stroke-color="#6666ff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2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6" style:family="graphic" style:parent-style-name="standard">
      <style:graphic-properties draw:stroke="dash" draw:stroke-dash="Dashed_20__28_var_29_" svg:stroke-width="0.1cm" svg:stroke-color="#dddddd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27" style:family="graphic" style:parent-style-name="objectwithoutfill">
      <style:graphic-properties draw:stroke-dash="Fine_20_Dotted" draw:marker-end="Arrow" draw:marker-end-width="0.3cm" draw:fill="none" draw:textarea-vertical-align="middle"/>
    </style:style>
    <style:style style:name="gr28" style:family="graphic" style:parent-style-name="standard">
      <style:graphic-properties draw:stroke="dash" draw:stroke-dash="Dashed_20__28_var_29_" svg:stroke-width="0.1cm" svg:stroke-color="#9966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29" style:family="graphic" style:parent-style-name="standard">
      <style:graphic-properties draw:stroke="dash" draw:stroke-dash="Dashed_20__28_var_29_" svg:stroke-width="0.1cm" svg:stroke-color="#996633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30" style:family="graphic" style:parent-style-name="standard">
      <style:graphic-properties draw:stroke="solid" draw:stroke-dash="Dashed_20__28_var_29_" svg:stroke-width="0.1cm" svg:stroke-color="#9966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31" style:family="graphic" style:parent-style-name="standard">
      <style:graphic-properties draw:stroke="solid" draw:stroke-dash="Dashed_20__28_var_29_" svg:stroke-width="0.1cm" svg:stroke-color="#996633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32" style:family="graphic" style:parent-style-name="objectwithoutfill">
      <style:graphic-properties svg:stroke-width="0.2cm" draw:marker-start-width="0.5cm" draw:marker-end="" draw:marker-end-width="0.6cm" draw:fill="none" draw:textarea-vertical-align="middle" fo:padding-top="0.225cm" fo:padding-bottom="0.225cm" fo:padding-left="0.35cm" fo:padding-right="0.35cm"/>
    </style:style>
    <style:style style:name="gr33" style:family="graphic" style:parent-style-name="objectwithoutfill">
      <style:graphic-properties svg:stroke-width="0.2cm" draw:marker-start="" draw:marker-start-width="0.5cm" draw:marker-end="" draw:marker-end-width="0.6cm" draw:fill="none" draw:textarea-vertical-align="middle" fo:padding-top="0.225cm" fo:padding-bottom="0.225cm" fo:padding-left="0.35cm" fo:padding-right="0.3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style:use-window-font-color="true" fo:font-size="18pt" fo:font-weight="bold" style:font-weight-asian="bold" style:font-weight-complex="bold"/>
    </style:style>
    <style:style style:name="P4" style:family="paragraph">
      <style:text-properties fo:font-size="20pt"/>
    </style:style>
    <style:style style:name="T1" style:family="text">
      <style:text-properties fo:font-size="18pt"/>
    </style:style>
    <style:style style:name="T2" style:family="text">
      <style:text-properties style:use-window-font-color="true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xml:id="id15" draw:id="id15" draw:layer="layout" svg:width="1.5cm" svg:height="1.5cm" svg:x="13.4cm" svg:y="4.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5cm" svg:height="1.5cm" svg:x="7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1.5cm" svg:height="1.5cm" svg:x="4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1.5cm" svg:height="1.5cm" svg:x="10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1.5cm" svg:height="1.5cm" svg:x="12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1.5cm" svg:height="1.5cm" svg:x="17.5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5cm" svg:height="1.5cm" svg:x="15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16.15cm" svg:y2="10.3cm" draw:start-shape="id1" draw:start-glue-point="2" draw:end-shape="id2" draw:end-glue-point="0" svg:d="M17150 8800v550l-1000 400v550" svg:viewBox="0 0 1001 1501">
          <text:p/>
        </draw:connector>
        <draw:connector draw:style-name="gr4" draw:text-style-name="P1" draw:layer="layout" draw:type="lines" svg:x1="8.15cm" svg:y1="8.8cm" svg:x2="13.15cm" svg:y2="10.3cm" draw:start-shape="id3" draw:start-glue-point="2" draw:end-shape="id4" draw:end-glue-point="0" svg:d="M8150 8800v550l5000 400v550" svg:viewBox="0 0 5001 1501">
          <text:p/>
        </draw:connector>
        <draw:connector draw:style-name="gr4" draw:text-style-name="P1" draw:layer="layout" draw:type="lines" svg:x1="8.15cm" svg:y1="8.8cm" svg:x2="5.15cm" svg:y2="10.3cm" draw:start-shape="id3" draw:start-glue-point="2" draw:end-shape="id5" draw:end-glue-point="0" svg:d="M8150 8800v550l-3000 400v550" svg:viewBox="0 0 3001 1501">
          <text:p/>
        </draw:connector>
        <draw:connector draw:style-name="gr4" draw:text-style-name="P1" draw:layer="layout" draw:type="lines" svg:x1="8.15cm" svg:y1="8.8cm" svg:x2="10.75cm" svg:y2="10.3cm" draw:start-shape="id3" draw:start-glue-point="2" draw:end-shape="id6" draw:end-glue-point="0" svg:d="M8150 8800v550l2600 400v550" svg:viewBox="0 0 2601 1501">
          <text:p/>
        </draw:connector>
        <draw:connector draw:style-name="gr4" draw:text-style-name="P1" draw:layer="layout" draw:type="lines" svg:x1="17.15cm" svg:y1="8.8cm" svg:x2="18.25cm" svg:y2="10.3cm" draw:start-shape="id1" draw:start-glue-point="2" draw:end-shape="id7" draw:end-glue-point="0" svg:d="M17150 8800v550l1100 400v550" svg:viewBox="0 0 1101 1501">
          <text:p/>
        </draw:connector>
        <draw:custom-shape draw:style-name="gr5" draw:text-style-name="P2" xml:id="id9" draw:id="id9" draw:layer="layout" svg:width="1.5cm" svg:height="1.5cm" svg:x="4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1" draw:id="id11" draw:layer="layout" svg:width="1.5cm" svg:height="1.5cm" svg:x="8.435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6" draw:id="id16" draw:layer="layout" svg:width="1.5cm" svg:height="1.5cm" svg:x="14.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2" draw:id="id12" draw:layer="layout" svg:width="1.5cm" svg:height="1.5cm" svg:x="19.2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1.5cm" svg:height="1.5cm" svg:x="2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5.15cm" svg:y1="11.8cm" svg:x2="3.15cm" svg:y2="13.5cm" draw:start-shape="id5" draw:start-glue-point="2" draw:end-shape="id8" draw:end-glue-point="0" svg:d="M5150 11800v550l-2000 600v550" svg:viewBox="0 0 2001 1701">
          <text:p/>
        </draw:connector>
        <draw:connector draw:style-name="gr4" draw:text-style-name="P1" draw:layer="layout" draw:type="lines" svg:x1="5.15cm" svg:y1="11.8cm" svg:x2="5.15cm" svg:y2="13.5cm" draw:start-shape="id5" draw:start-glue-point="2" draw:end-shape="id9" draw:end-glue-point="0" svg:d="M5150 11800v550 600 550" svg:viewBox="0 0 1 1701">
          <text:p/>
        </draw:connector>
        <draw:custom-shape draw:style-name="gr5" draw:text-style-name="P2" xml:id="id10" draw:id="id10" draw:layer="layout" svg:width="1.5cm" svg:height="1.5cm" svg:x="6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5.15cm" svg:y1="11.8cm" svg:x2="7.15cm" svg:y2="13.5cm" draw:start-shape="id5" draw:start-glue-point="2" draw:end-shape="id10" draw:end-glue-point="0" svg:d="M5150 11800v550l2000 600v550" svg:viewBox="0 0 2001 1701">
          <text:p/>
        </draw:connector>
        <draw:connector draw:style-name="gr4" draw:text-style-name="P1" draw:layer="layout" draw:type="lines" svg:x1="8.15cm" svg:y1="8.8cm" svg:x2="9.185cm" svg:y2="13.5cm" draw:start-shape="id3" draw:start-glue-point="2" draw:end-shape="id11" svg:d="M8150 8800v550l1035 3600v550" svg:viewBox="0 0 1036 4701">
          <text:p/>
        </draw:connector>
        <draw:connector draw:style-name="gr4" draw:text-style-name="P1" draw:layer="layout" draw:type="lines" svg:x1="18.25cm" svg:y1="11.8cm" svg:x2="19.95cm" svg:y2="13.5cm" draw:start-shape="id7" draw:start-glue-point="2" draw:end-shape="id12" draw:end-glue-point="0" svg:d="M18250 11800v550l1700 600v550" svg:viewBox="0 0 1701 1701">
          <text:p/>
        </draw:connector>
        <draw:custom-shape draw:style-name="gr5" draw:text-style-name="P2" xml:id="id13" draw:id="id13" draw:layer="layout" svg:width="1.5cm" svg:height="1.5cm" svg:x="21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4" draw:id="id14" draw:layer="layout" svg:width="1.5cm" svg:height="1.5cm" svg:x="23.6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8.25cm" svg:y1="11.8cm" svg:x2="22.15cm" svg:y2="13.5cm" draw:start-shape="id7" draw:start-glue-point="2" draw:end-shape="id13" draw:end-glue-point="0" svg:d="M18250 11800v550l3900 600v550" svg:viewBox="0 0 3901 1701">
          <text:p/>
        </draw:connector>
        <draw:connector draw:style-name="gr4" draw:text-style-name="P1" draw:layer="layout" draw:type="lines" svg:x1="18.25cm" svg:y1="11.8cm" svg:x2="24.35cm" svg:y2="13.5cm" draw:start-shape="id7" draw:start-glue-point="2" draw:end-shape="id14" draw:end-glue-point="0" svg:d="M18250 11800v550l6100 600v550" svg:viewBox="0 0 6101 1701">
          <text:p/>
        </draw:connector>
        <draw:connector draw:style-name="gr4" draw:text-style-name="P1" draw:layer="layout" draw:type="lines" svg:x1="14.15cm" svg:y1="5.6cm" svg:x2="15.45cm" svg:y2="13.5cm" draw:start-shape="id15" draw:start-glue-point="2" draw:end-shape="id16" draw:end-glue-point="0" svg:d="M14150 5600v550l1300 6800v550" svg:viewBox="0 0 1301 7901">
          <text:p/>
        </draw:connector>
        <draw:connector draw:style-name="gr4" draw:text-style-name="P1" draw:layer="layout" draw:type="lines" svg:x1="14.15cm" svg:y1="5.6cm" svg:x2="8.15cm" svg:y2="7.3cm" draw:start-shape="id15" draw:start-glue-point="2" draw:end-shape="id3" draw:end-glue-point="0" svg:d="M14150 5600v550l-6000 600v550" svg:viewBox="0 0 6001 1701">
          <text:p/>
        </draw:connector>
        <draw:connector draw:style-name="gr4" draw:text-style-name="P1" draw:layer="layout" draw:type="lines" svg:x1="14.15cm" svg:y1="5.6cm" svg:x2="17.15cm" svg:y2="7.3cm" draw:start-shape="id15" draw:start-glue-point="2" draw:end-shape="id1" draw:end-glue-point="0" svg:d="M14150 5600v550l3000 600v550" svg:viewBox="0 0 3001 1701">
          <text:p/>
        </draw:connector>
        <draw:custom-shape draw:style-name="gr7" draw:text-style-name="P2" xml:id="id1" draw:id="id1" draw:layer="layout" svg:width="1.5cm" svg:height="1.5cm" svg:x="16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6cm" svg:height="0.6cm" svg:x="17.485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6cm" svg:height="0.6cm" svg:x="4.385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7" draw:id="id17" draw:layer="layout" svg:width="1.5cm" svg:height="1.5cm" svg:x="1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6.15cm" svg:y1="11.8cm" svg:x2="17.75cm" svg:y2="13.5cm" draw:start-shape="id2" draw:start-glue-point="2" draw:end-shape="id17" draw:end-glue-point="0" svg:d="M16150 11800v550l1600 600v550" svg:viewBox="0 0 1601 1701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0" draw:text-style-name="P2" draw:layer="Layout" svg:width="1.5cm" svg:height="1.5cm" svg:x="2.4cm" svg:y="4.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5cm" svg:height="1.5cm" svg:x="2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5cm" svg:height="1.5cm" svg:x="2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5cm" svg:height="1.5cm" svg:x="4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5cm" svg:height="1.5cm" svg:x="6.5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5cm" svg:height="1.5cm" svg:x="10.6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5cm" svg:height="1.5cm" svg:x="8.5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cm" svg:height="1.5cm" svg:x="4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cm" svg:height="1.5cm" svg:x="8.435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5cm" svg:height="1.5cm" svg:x="10.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cm" svg:height="1.5cm" svg:x="15.2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cm" svg:height="1.5cm" svg:x="2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cm" svg:height="1.5cm" svg:x="6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cm" svg:height="1.5cm" svg:x="17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cm" svg:height="1.5cm" svg:x="19.6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5cm" svg:height="1.5cm" svg:x="4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6cm" svg:height="0.6cm" svg:x="10.585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6cm" svg:height="0.6cm" svg:x="2.385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cm" svg:height="1.5cm" svg:x="13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2" xml:id="id32" draw:id="id32" draw:layer="layout" svg:width="1.5cm" svg:height="1.5cm" svg:x="13.4cm" svg:y="4.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20" draw:id="id20" draw:layer="layout" svg:width="1.5cm" svg:height="1.5cm" svg:x="7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22" draw:id="id22" draw:layer="layout" svg:width="1.5cm" svg:height="1.5cm" svg:x="4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23" draw:id="id23" draw:layer="layout" svg:width="1.5cm" svg:height="1.5cm" svg:x="10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21" draw:id="id21" draw:layer="layout" svg:width="1.5cm" svg:height="1.5cm" svg:x="12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24" draw:id="id24" draw:layer="layout" svg:width="1.5cm" svg:height="1.5cm" svg:x="17.5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19" draw:id="id19" draw:layer="layout" svg:width="1.5cm" svg:height="1.5cm" svg:x="15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16.15cm" svg:y2="10.3cm" draw:start-shape="id18" draw:start-glue-point="2" draw:end-shape="id19" draw:end-glue-point="0" svg:d="M17150 8800v550l-1000 400v550" svg:viewBox="0 0 1001 1501">
          <text:p/>
        </draw:connector>
        <draw:connector draw:style-name="gr4" draw:text-style-name="P1" draw:layer="layout" draw:type="lines" svg:x1="8.15cm" svg:y1="8.8cm" svg:x2="13.15cm" svg:y2="10.3cm" draw:start-shape="id20" draw:start-glue-point="2" draw:end-shape="id21" draw:end-glue-point="0" svg:d="M8150 8800v550l5000 400v550" svg:viewBox="0 0 5001 1501">
          <text:p/>
        </draw:connector>
        <draw:connector draw:style-name="gr4" draw:text-style-name="P1" draw:layer="layout" draw:type="lines" svg:x1="8.15cm" svg:y1="8.8cm" svg:x2="5.15cm" svg:y2="10.3cm" draw:start-shape="id20" draw:start-glue-point="2" draw:end-shape="id22" draw:end-glue-point="0" svg:d="M8150 8800v550l-3000 400v550" svg:viewBox="0 0 3001 1501">
          <text:p/>
        </draw:connector>
        <draw:connector draw:style-name="gr4" draw:text-style-name="P1" draw:layer="layout" draw:type="lines" svg:x1="8.15cm" svg:y1="8.8cm" svg:x2="10.75cm" svg:y2="10.3cm" draw:start-shape="id20" draw:start-glue-point="2" draw:end-shape="id23" draw:end-glue-point="0" svg:d="M8150 8800v550l2600 400v550" svg:viewBox="0 0 2601 1501">
          <text:p/>
        </draw:connector>
        <draw:connector draw:style-name="gr4" draw:text-style-name="P1" draw:layer="layout" draw:type="lines" svg:x1="17.15cm" svg:y1="8.8cm" svg:x2="18.25cm" svg:y2="10.3cm" draw:start-shape="id18" draw:start-glue-point="2" draw:end-shape="id24" draw:end-glue-point="0" svg:d="M17150 8800v550l1100 400v550" svg:viewBox="0 0 1101 1501">
          <text:p/>
        </draw:connector>
        <draw:custom-shape draw:style-name="gr19" draw:text-style-name="P2" xml:id="id26" draw:id="id26" draw:layer="layout" svg:width="1.5cm" svg:height="1.5cm" svg:x="4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8" draw:id="id28" draw:layer="layout" svg:width="1.5cm" svg:height="1.5cm" svg:x="8.435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3" draw:id="id33" draw:layer="layout" svg:width="1.5cm" svg:height="1.5cm" svg:x="14.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29" draw:id="id29" draw:layer="layout" svg:width="1.5cm" svg:height="1.5cm" svg:x="19.2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25" draw:id="id25" draw:layer="layout" svg:width="1.5cm" svg:height="1.5cm" svg:x="2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5.15cm" svg:y1="11.8cm" svg:x2="3.15cm" svg:y2="13.5cm" draw:start-shape="id22" draw:start-glue-point="2" draw:end-shape="id25" draw:end-glue-point="0" svg:d="M5150 11800v550l-2000 600v550" svg:viewBox="0 0 2001 1701">
          <text:p/>
        </draw:connector>
        <draw:connector draw:style-name="gr4" draw:text-style-name="P1" draw:layer="layout" draw:type="lines" svg:x1="5.15cm" svg:y1="11.8cm" svg:x2="5.15cm" svg:y2="13.5cm" draw:start-shape="id22" draw:start-glue-point="2" draw:end-shape="id26" draw:end-glue-point="0" svg:d="M5150 11800v550 600 550" svg:viewBox="0 0 1 1701">
          <text:p/>
        </draw:connector>
        <draw:custom-shape draw:style-name="gr19" draw:text-style-name="P2" xml:id="id27" draw:id="id27" draw:layer="layout" svg:width="1.5cm" svg:height="1.5cm" svg:x="6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5.15cm" svg:y1="11.8cm" svg:x2="7.15cm" svg:y2="13.5cm" draw:start-shape="id22" draw:start-glue-point="2" draw:end-shape="id27" draw:end-glue-point="0" svg:d="M5150 11800v550l2000 600v550" svg:viewBox="0 0 2001 1701">
          <text:p/>
        </draw:connector>
        <draw:connector draw:style-name="gr4" draw:text-style-name="P1" draw:layer="layout" draw:type="lines" svg:x1="8.15cm" svg:y1="8.8cm" svg:x2="9.185cm" svg:y2="13.5cm" draw:start-shape="id20" draw:start-glue-point="2" draw:end-shape="id28" svg:d="M8150 8800v550l1035 3600v550" svg:viewBox="0 0 1036 4701">
          <text:p/>
        </draw:connector>
        <draw:connector draw:style-name="gr4" draw:text-style-name="P1" draw:layer="layout" draw:type="lines" svg:x1="18.25cm" svg:y1="11.8cm" svg:x2="19.95cm" svg:y2="13.5cm" draw:start-shape="id24" draw:start-glue-point="2" draw:end-shape="id29" draw:end-glue-point="0" svg:d="M18250 11800v550l1700 600v550" svg:viewBox="0 0 1701 1701">
          <text:p/>
        </draw:connector>
        <draw:custom-shape draw:style-name="gr19" draw:text-style-name="P2" xml:id="id30" draw:id="id30" draw:layer="layout" svg:width="1.5cm" svg:height="1.5cm" svg:x="21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31" draw:id="id31" draw:layer="layout" svg:width="1.5cm" svg:height="1.5cm" svg:x="23.6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8.25cm" svg:y1="11.8cm" svg:x2="22.15cm" svg:y2="13.5cm" draw:start-shape="id24" draw:start-glue-point="2" draw:end-shape="id30" draw:end-glue-point="0" svg:d="M18250 11800v550l3900 600v550" svg:viewBox="0 0 3901 1701">
          <text:p/>
        </draw:connector>
        <draw:connector draw:style-name="gr4" draw:text-style-name="P1" draw:layer="layout" draw:type="lines" svg:x1="18.25cm" svg:y1="11.8cm" svg:x2="24.35cm" svg:y2="13.5cm" draw:start-shape="id24" draw:start-glue-point="2" draw:end-shape="id31" draw:end-glue-point="0" svg:d="M18250 11800v550l6100 600v550" svg:viewBox="0 0 6101 1701">
          <text:p/>
        </draw:connector>
        <draw:connector draw:style-name="gr4" draw:text-style-name="P1" draw:layer="layout" draw:type="lines" svg:x1="14.15cm" svg:y1="5.6cm" svg:x2="15.45cm" svg:y2="13.5cm" draw:start-shape="id32" draw:start-glue-point="2" draw:end-shape="id33" draw:end-glue-point="0" svg:d="M14150 5600v550l1300 6800v550" svg:viewBox="0 0 1301 7901">
          <text:p/>
        </draw:connector>
        <draw:connector draw:style-name="gr4" draw:text-style-name="P1" draw:layer="layout" draw:type="lines" svg:x1="14.15cm" svg:y1="5.6cm" svg:x2="8.15cm" svg:y2="7.3cm" draw:start-shape="id32" draw:start-glue-point="2" draw:end-shape="id20" draw:end-glue-point="0" svg:d="M14150 5600v550l-6000 600v550" svg:viewBox="0 0 6001 1701">
          <text:p/>
        </draw:connector>
        <draw:connector draw:style-name="gr4" draw:text-style-name="P1" draw:layer="layout" draw:type="lines" svg:x1="14.15cm" svg:y1="5.6cm" svg:x2="17.15cm" svg:y2="7.3cm" draw:start-shape="id32" draw:start-glue-point="2" draw:end-shape="id18" draw:end-glue-point="0" svg:d="M14150 5600v550l3000 600v550" svg:viewBox="0 0 3001 1701">
          <text:p/>
        </draw:connector>
        <draw:custom-shape draw:style-name="gr20" draw:text-style-name="P2" xml:id="id18" draw:id="id18" draw:layer="layout" svg:width="1.5cm" svg:height="1.5cm" svg:x="16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6cm" svg:height="0.6cm" svg:x="17.485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6cm" svg:height="0.6cm" svg:x="4.385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34" draw:id="id34" draw:layer="layout" svg:width="1.5cm" svg:height="1.5cm" svg:x="1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6.15cm" svg:y1="11.8cm" svg:x2="17.75cm" svg:y2="13.5cm" draw:start-shape="id19" draw:start-glue-point="2" draw:end-shape="id34" draw:end-glue-point="0" svg:d="M16150 11800v550l1600 600v550" svg:viewBox="0 0 1601 1701">
          <text:p/>
        </draw:connecto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2" xml:id="id50" draw:id="id50" draw:layer="layout" svg:width="1.5cm" svg:height="1.5cm" svg:x="13.4cm" svg:y="4.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37" draw:id="id37" draw:layer="layout" svg:width="1.5cm" svg:height="1.5cm" svg:x="7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39" draw:id="id39" draw:layer="layout" svg:width="1.5cm" svg:height="1.5cm" svg:x="4.4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40" draw:id="id40" draw:layer="layout" svg:width="1.5cm" svg:height="1.5cm" svg:x="10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38" draw:id="id38" draw:layer="layout" svg:width="1.5cm" svg:height="1.5cm" svg:x="12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41" draw:id="id41" draw:layer="layout" svg:width="1.5cm" svg:height="1.5cm" svg:x="17.5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36" draw:id="id36" draw:layer="layout" svg:width="1.5cm" svg:height="1.5cm" svg:x="15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16.15cm" svg:y2="10.3cm" draw:start-shape="id35" draw:start-glue-point="2" draw:end-shape="id36" draw:end-glue-point="0" svg:d="M17150 8800v550l-1000 400v550" svg:viewBox="0 0 1001 1501">
          <text:p/>
        </draw:connector>
        <draw:connector draw:style-name="gr4" draw:text-style-name="P1" draw:layer="layout" draw:type="lines" svg:x1="8.15cm" svg:y1="8.8cm" svg:x2="13.15cm" svg:y2="10.3cm" draw:start-shape="id37" draw:start-glue-point="2" draw:end-shape="id38" draw:end-glue-point="0" svg:d="M8150 8800v550l5000 400v550" svg:viewBox="0 0 5001 1501">
          <text:p/>
        </draw:connector>
        <draw:connector draw:style-name="gr4" draw:text-style-name="P1" draw:layer="layout" draw:type="lines" svg:x1="8.15cm" svg:y1="8.8cm" svg:x2="5.15cm" svg:y2="10.3cm" draw:start-shape="id37" draw:start-glue-point="2" draw:end-shape="id39" draw:end-glue-point="0" svg:d="M8150 8800v550l-3000 400v550" svg:viewBox="0 0 3001 1501">
          <text:p/>
        </draw:connector>
        <draw:connector draw:style-name="gr4" draw:text-style-name="P1" draw:layer="layout" draw:type="lines" svg:x1="8.15cm" svg:y1="8.8cm" svg:x2="10.75cm" svg:y2="10.3cm" draw:start-shape="id37" draw:start-glue-point="2" draw:end-shape="id40" draw:end-glue-point="0" svg:d="M8150 8800v550l2600 400v550" svg:viewBox="0 0 2601 1501">
          <text:p/>
        </draw:connector>
        <draw:connector draw:style-name="gr4" draw:text-style-name="P1" draw:layer="layout" draw:type="lines" svg:x1="17.15cm" svg:y1="8.8cm" svg:x2="18.25cm" svg:y2="10.3cm" draw:start-shape="id35" draw:start-glue-point="2" draw:end-shape="id41" draw:end-glue-point="0" svg:d="M17150 8800v550l1100 400v550" svg:viewBox="0 0 1101 1501">
          <text:p/>
        </draw:connector>
        <draw:custom-shape draw:style-name="gr19" draw:text-style-name="P2" xml:id="id43" draw:id="id43" draw:layer="layout" svg:width="1.5cm" svg:height="1.5cm" svg:x="4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45" draw:id="id45" draw:layer="layout" svg:width="1.5cm" svg:height="1.5cm" svg:x="1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6" draw:id="id46" draw:layer="layout" svg:width="1.5cm" svg:height="1.5cm" svg:x="8.435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51" draw:id="id51" draw:layer="layout" svg:width="1.5cm" svg:height="1.5cm" svg:x="14.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47" draw:id="id47" draw:layer="layout" svg:width="1.5cm" svg:height="1.5cm" svg:x="19.2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42" draw:id="id42" draw:layer="layout" svg:width="1.5cm" svg:height="1.5cm" svg:x="2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lines" svg:x1="5.15cm" svg:y1="11.8cm" svg:x2="3.15cm" svg:y2="13.5cm" draw:start-shape="id39" draw:start-glue-point="2" draw:end-shape="id42" draw:end-glue-point="0" svg:d="M5150 11800v550l-2000 600v550" svg:viewBox="0 0 2001 1701">
          <text:p/>
        </draw:connector>
        <draw:connector draw:style-name="gr22" draw:text-style-name="P1" draw:layer="layout" draw:type="lines" svg:x1="5.15cm" svg:y1="11.8cm" svg:x2="5.15cm" svg:y2="13.5cm" draw:start-shape="id39" draw:start-glue-point="2" draw:end-shape="id43" draw:end-glue-point="0" svg:d="M5150 11800v550 600 550" svg:viewBox="0 0 1 1701">
          <text:p/>
        </draw:connector>
        <draw:custom-shape draw:style-name="gr19" draw:text-style-name="P2" xml:id="id44" draw:id="id44" draw:layer="layout" svg:width="1.5cm" svg:height="1.5cm" svg:x="6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lines" svg:x1="5.15cm" svg:y1="11.8cm" svg:x2="7.15cm" svg:y2="13.5cm" draw:start-shape="id39" draw:start-glue-point="2" draw:end-shape="id44" draw:end-glue-point="0" svg:d="M5150 11800v550l2000 600v550" svg:viewBox="0 0 2001 1701">
          <text:p/>
        </draw:connector>
        <draw:connector draw:style-name="gr4" draw:text-style-name="P1" draw:layer="layout" draw:type="lines" svg:x1="16.15cm" svg:y1="11.8cm" svg:x2="17.75cm" svg:y2="13.5cm" draw:start-shape="id36" draw:start-glue-point="2" draw:end-shape="id45" draw:end-glue-point="0" svg:d="M16150 11800v550l1600 600v550" svg:viewBox="0 0 1601 1701">
          <text:p/>
        </draw:connector>
        <draw:connector draw:style-name="gr4" draw:text-style-name="P1" draw:layer="layout" draw:type="lines" svg:x1="8.15cm" svg:y1="8.8cm" svg:x2="9.185cm" svg:y2="13.5cm" draw:start-shape="id37" draw:start-glue-point="2" draw:end-shape="id46" svg:d="M8150 8800v550l1035 3600v550" svg:viewBox="0 0 1036 4701">
          <text:p/>
        </draw:connector>
        <draw:connector draw:style-name="gr22" draw:text-style-name="P1" draw:layer="layout" draw:type="lines" svg:x1="18.25cm" svg:y1="11.8cm" svg:x2="19.95cm" svg:y2="13.5cm" draw:start-shape="id41" draw:start-glue-point="2" draw:end-shape="id47" draw:end-glue-point="0" svg:d="M18250 11800v550l1700 600v550" svg:viewBox="0 0 1701 1701">
          <text:p/>
        </draw:connector>
        <draw:custom-shape draw:style-name="gr19" draw:text-style-name="P2" xml:id="id48" draw:id="id48" draw:layer="layout" svg:width="1.5cm" svg:height="1.5cm" svg:x="21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49" draw:id="id49" draw:layer="layout" svg:width="1.5cm" svg:height="1.5cm" svg:x="23.6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lines" svg:x1="18.25cm" svg:y1="11.8cm" svg:x2="22.15cm" svg:y2="13.5cm" draw:start-shape="id41" draw:start-glue-point="2" draw:end-shape="id48" draw:end-glue-point="0" svg:d="M18250 11800v550l3900 600v550" svg:viewBox="0 0 3901 1701">
          <text:p/>
        </draw:connector>
        <draw:connector draw:style-name="gr22" draw:text-style-name="P1" draw:layer="layout" draw:type="lines" svg:x1="18.25cm" svg:y1="11.8cm" svg:x2="24.35cm" svg:y2="13.5cm" draw:start-shape="id41" draw:start-glue-point="2" draw:end-shape="id49" draw:end-glue-point="0" svg:d="M18250 11800v550l6100 600v550" svg:viewBox="0 0 6101 1701">
          <text:p/>
        </draw:connector>
        <draw:connector draw:style-name="gr4" draw:text-style-name="P1" draw:layer="layout" draw:type="lines" svg:x1="14.15cm" svg:y1="5.6cm" svg:x2="15.45cm" svg:y2="13.5cm" draw:start-shape="id50" draw:start-glue-point="2" draw:end-shape="id51" draw:end-glue-point="0" svg:d="M14150 5600v550l1300 6800v550" svg:viewBox="0 0 1301 7901">
          <text:p/>
        </draw:connector>
        <draw:connector draw:style-name="gr4" draw:text-style-name="P1" draw:layer="layout" draw:type="lines" svg:x1="14.15cm" svg:y1="5.6cm" svg:x2="8.15cm" svg:y2="7.3cm" draw:start-shape="id50" draw:start-glue-point="2" draw:end-shape="id37" draw:end-glue-point="0" svg:d="M14150 5600v550l-6000 600v550" svg:viewBox="0 0 6001 1701">
          <text:p/>
        </draw:connector>
        <draw:connector draw:style-name="gr4" draw:text-style-name="P1" draw:layer="layout" draw:type="lines" svg:x1="14.15cm" svg:y1="5.6cm" svg:x2="17.15cm" svg:y2="7.3cm" draw:start-shape="id50" draw:start-glue-point="2" draw:end-shape="id35" draw:end-glue-point="0" svg:d="M14150 5600v550l3000 600v550" svg:viewBox="0 0 3001 1701">
          <text:p/>
        </draw:connector>
        <draw:custom-shape draw:style-name="gr20" draw:text-style-name="P2" xml:id="id35" draw:id="id35" draw:layer="layout" svg:width="1.5cm" svg:height="1.5cm" svg:x="16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6cm" svg:height="0.6cm" svg:x="17.485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6cm" svg:height="0.6cm" svg:x="4.385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2" xml:id="id66" draw:id="id66" draw:layer="layout" svg:width="1.5cm" svg:height="1.5cm" svg:x="13.4cm" svg:y="4.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54" draw:id="id54" draw:layer="layout" svg:width="1.5cm" svg:height="1.5cm" svg:x="7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5" draw:id="id55" draw:layer="layout" svg:width="1.5cm" svg:height="1.5cm" svg:x="4.4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56" draw:id="id56" draw:layer="layout" svg:width="1.5cm" svg:height="1.5cm" svg:x="10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xml:id="id57" draw:id="id57" draw:layer="layout" svg:width="1.5cm" svg:height="1.5cm" svg:x="17.5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53" draw:id="id53" draw:layer="layout" svg:width="1.5cm" svg:height="1.5cm" svg:x="15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16.15cm" svg:y2="10.3cm" draw:start-shape="id52" draw:start-glue-point="2" draw:end-shape="id53" draw:end-glue-point="0" svg:d="M17150 8800v550l-1000 400v550" svg:viewBox="0 0 1001 1501">
          <text:p/>
        </draw:connector>
        <draw:connector draw:style-name="gr25" draw:text-style-name="P1" draw:layer="layout" draw:type="lines" svg:x1="8.15cm" svg:y1="8.8cm" svg:x2="5.15cm" svg:y2="10.3cm" draw:start-shape="id54" draw:start-glue-point="2" draw:end-shape="id55" draw:end-glue-point="0" svg:d="M8150 8800v550l-3000 400v550" svg:viewBox="0 0 3001 1501">
          <text:p/>
        </draw:connector>
        <draw:connector draw:style-name="gr25" draw:text-style-name="P1" draw:layer="layout" draw:type="lines" svg:x1="8.15cm" svg:y1="8.8cm" svg:x2="10.75cm" svg:y2="10.3cm" draw:start-shape="id54" draw:start-glue-point="2" draw:end-shape="id56" draw:end-glue-point="0" svg:d="M8150 8800v550l2600 400v550" svg:viewBox="0 0 2601 1501">
          <text:p/>
        </draw:connector>
        <draw:connector draw:style-name="gr25" draw:text-style-name="P1" draw:layer="layout" draw:type="lines" svg:x1="17.15cm" svg:y1="8.8cm" svg:x2="18.25cm" svg:y2="10.3cm" draw:start-shape="id52" draw:start-glue-point="2" draw:end-shape="id57" draw:end-glue-point="0" svg:d="M17150 8800v550l1100 400v550" svg:viewBox="0 0 1101 1501">
          <text:p/>
        </draw:connector>
        <draw:custom-shape draw:style-name="gr19" draw:text-style-name="P2" xml:id="id59" draw:id="id59" draw:layer="layout" svg:width="1.5cm" svg:height="1.5cm" svg:x="4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61" draw:id="id61" draw:layer="layout" svg:width="1.5cm" svg:height="1.5cm" svg:x="1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xml:id="id62" draw:id="id62" draw:layer="layout" svg:width="1.5cm" svg:height="1.5cm" svg:x="8.435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xml:id="id67" draw:id="id67" draw:layer="layout" svg:width="1.5cm" svg:height="1.5cm" svg:x="14.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3" draw:id="id63" draw:layer="layout" svg:width="1.5cm" svg:height="1.5cm" svg:x="19.2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8" draw:id="id58" draw:layer="layout" svg:width="1.5cm" svg:height="1.5cm" svg:x="2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s" svg:x1="5.15cm" svg:y1="11.8cm" svg:x2="3.15cm" svg:y2="13.5cm" draw:start-shape="id55" draw:start-glue-point="2" draw:end-shape="id58" draw:end-glue-point="0" svg:d="M5150 11800v550l-2000 600v550" svg:viewBox="0 0 2001 1701">
          <text:p/>
        </draw:connector>
        <draw:connector draw:style-name="gr25" draw:text-style-name="P1" draw:layer="layout" draw:type="lines" svg:x1="5.15cm" svg:y1="11.8cm" svg:x2="5.15cm" svg:y2="13.5cm" draw:start-shape="id55" draw:start-glue-point="2" draw:end-shape="id59" draw:end-glue-point="0" svg:d="M5150 11800v550 600 550" svg:viewBox="0 0 1 1701">
          <text:p/>
        </draw:connector>
        <draw:custom-shape draw:style-name="gr19" draw:text-style-name="P2" xml:id="id60" draw:id="id60" draw:layer="layout" svg:width="1.5cm" svg:height="1.5cm" svg:x="6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s" svg:x1="5.15cm" svg:y1="11.8cm" svg:x2="7.15cm" svg:y2="13.5cm" draw:start-shape="id55" draw:start-glue-point="2" draw:end-shape="id60" draw:end-glue-point="0" svg:d="M5150 11800v550l2000 600v550" svg:viewBox="0 0 2001 1701">
          <text:p/>
        </draw:connector>
        <draw:connector draw:style-name="gr25" draw:text-style-name="P1" draw:layer="layout" draw:type="lines" svg:x1="16.15cm" svg:y1="11.8cm" svg:x2="17.75cm" svg:y2="13.5cm" draw:start-shape="id53" draw:start-glue-point="2" draw:end-shape="id61" draw:end-glue-point="0" svg:d="M16150 11800v550l1600 600v550" svg:viewBox="0 0 1601 1701">
          <text:p/>
        </draw:connector>
        <draw:connector draw:style-name="gr27" draw:text-style-name="P1" draw:layer="layout" draw:type="lines" svg:x1="8.15cm" svg:y1="8.8cm" svg:x2="9.185cm" svg:y2="13.5cm" draw:start-shape="id54" draw:start-glue-point="2" draw:end-shape="id62" svg:d="M8150 8800v550l1035 3600v550" svg:viewBox="0 0 1036 4701">
          <text:p/>
        </draw:connector>
        <draw:connector draw:style-name="gr25" draw:text-style-name="P1" draw:layer="layout" draw:type="lines" svg:x1="18.25cm" svg:y1="11.8cm" svg:x2="19.95cm" svg:y2="13.5cm" draw:start-shape="id57" draw:start-glue-point="2" draw:end-shape="id63" draw:end-glue-point="0" svg:d="M18250 11800v550l1700 600v550" svg:viewBox="0 0 1701 1701">
          <text:p/>
        </draw:connector>
        <draw:custom-shape draw:style-name="gr19" draw:text-style-name="P2" xml:id="id64" draw:id="id64" draw:layer="layout" svg:width="1.5cm" svg:height="1.5cm" svg:x="21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5" draw:id="id65" draw:layer="layout" svg:width="1.5cm" svg:height="1.5cm" svg:x="23.6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s" svg:x1="18.25cm" svg:y1="11.8cm" svg:x2="22.15cm" svg:y2="13.5cm" draw:start-shape="id57" draw:start-glue-point="2" draw:end-shape="id64" draw:end-glue-point="0" svg:d="M18250 11800v550l3900 600v550" svg:viewBox="0 0 3901 1701">
          <text:p/>
        </draw:connector>
        <draw:connector draw:style-name="gr25" draw:text-style-name="P1" draw:layer="layout" draw:type="lines" svg:x1="18.25cm" svg:y1="11.8cm" svg:x2="24.35cm" svg:y2="13.5cm" draw:start-shape="id57" draw:start-glue-point="2" draw:end-shape="id65" draw:end-glue-point="0" svg:d="M18250 11800v550l6100 600v550" svg:viewBox="0 0 6101 1701">
          <text:p/>
        </draw:connector>
        <draw:connector draw:style-name="gr4" draw:text-style-name="P1" draw:layer="layout" draw:type="lines" svg:x1="14.15cm" svg:y1="5.6cm" svg:x2="15.45cm" svg:y2="13.5cm" draw:start-shape="id66" draw:start-glue-point="2" draw:end-shape="id67" draw:end-glue-point="0" svg:d="M14150 5600v550l1300 6800v550" svg:viewBox="0 0 1301 7901">
          <text:p/>
        </draw:connector>
        <draw:connector draw:style-name="gr25" draw:text-style-name="P1" draw:layer="layout" draw:type="lines" svg:x1="14.15cm" svg:y1="5.6cm" svg:x2="8.15cm" svg:y2="7.3cm" draw:start-shape="id66" draw:start-glue-point="2" draw:end-shape="id54" draw:end-glue-point="0" svg:d="M14150 5600v550l-6000 600v550" svg:viewBox="0 0 6001 1701">
          <text:p/>
        </draw:connector>
        <draw:connector draw:style-name="gr25" draw:text-style-name="P1" draw:layer="layout" draw:type="lines" svg:x1="14.15cm" svg:y1="5.6cm" svg:x2="17.15cm" svg:y2="7.3cm" draw:start-shape="id66" draw:start-glue-point="2" draw:end-shape="id52" draw:end-glue-point="0" svg:d="M14150 5600v550l3000 600v550" svg:viewBox="0 0 3001 1701">
          <text:p/>
        </draw:connector>
        <draw:custom-shape draw:style-name="gr28" draw:text-style-name="P2" xml:id="id68" draw:id="id68" draw:layer="layout" svg:width="1.5cm" svg:height="1.5cm" svg:x="6.5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52" draw:id="id52" draw:layer="layout" svg:width="1.5cm" svg:height="1.5cm" svg:x="16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s" svg:x1="8.15cm" svg:y1="8.8cm" svg:x2="7.25cm" svg:y2="10.3cm" draw:start-shape="id54" draw:start-glue-point="2" draw:end-shape="id68" draw:end-glue-point="0" svg:d="M8150 8800v550l-900 400v550" svg:viewBox="0 0 901 1501">
          <text:p/>
        </draw:connector>
        <draw:custom-shape draw:style-name="gr21" draw:text-style-name="P3" draw:layer="layout" svg:width="0.6cm" svg:height="0.6cm" svg:x="17.486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6cm" svg:height="0.6cm" svg:x="4.387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20.35cm" svg:y2="10.3cm" draw:start-shape="id52" draw:start-glue-point="2" draw:end-shape="id69" draw:end-glue-point="0" svg:d="M17150 8800v550l3200 400v550" svg:viewBox="0 0 3201 1501">
          <text:p/>
        </draw:connector>
        <draw:custom-shape draw:style-name="gr29" draw:text-style-name="P2" xml:id="id69" draw:id="id69" draw:layer="layout" svg:width="1.5cm" svg:height="1.5cm" svg:x="19.6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70" draw:id="id70" draw:layer="layout" svg:width="1.5cm" svg:height="1.5cm" svg:x="12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8.15cm" svg:y1="8.8cm" svg:x2="13.15cm" svg:y2="10.3cm" draw:start-shape="id54" draw:start-glue-point="2" draw:end-shape="id70" draw:end-glue-point="0" svg:d="M8150 8800v550l5000 400v550" svg:viewBox="0 0 5001 1501">
          <text:p/>
        </draw:connector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2" xml:id="id85" draw:id="id85" draw:layer="layout" svg:width="1.5cm" svg:height="1.5cm" svg:x="13.4cm" svg:y="4.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73" draw:id="id73" draw:layer="layout" svg:width="1.5cm" svg:height="1.5cm" svg:x="7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74" draw:id="id74" draw:layer="layout" svg:width="1.5cm" svg:height="1.5cm" svg:x="4.4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75" draw:id="id75" draw:layer="layout" svg:width="1.5cm" svg:height="1.5cm" svg:x="10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xml:id="id76" draw:id="id76" draw:layer="layout" svg:width="1.5cm" svg:height="1.5cm" svg:x="17.5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72" draw:id="id72" draw:layer="layout" svg:width="1.5cm" svg:height="1.5cm" svg:x="15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16.15cm" svg:y2="10.3cm" draw:start-shape="id71" draw:start-glue-point="2" draw:end-shape="id72" draw:end-glue-point="0" svg:d="M17150 8800v550l-1000 400v550" svg:viewBox="0 0 1001 1501">
          <text:p/>
        </draw:connector>
        <draw:connector draw:style-name="gr25" draw:text-style-name="P1" draw:layer="layout" draw:type="lines" svg:x1="8.15cm" svg:y1="8.8cm" svg:x2="5.15cm" svg:y2="10.3cm" draw:start-shape="id73" draw:start-glue-point="2" draw:end-shape="id74" draw:end-glue-point="0" svg:d="M8150 8800v550l-3000 400v550" svg:viewBox="0 0 3001 1501">
          <text:p/>
        </draw:connector>
        <draw:connector draw:style-name="gr25" draw:text-style-name="P1" draw:layer="layout" draw:type="lines" svg:x1="8.15cm" svg:y1="8.8cm" svg:x2="10.75cm" svg:y2="10.3cm" draw:start-shape="id73" draw:start-glue-point="2" draw:end-shape="id75" draw:end-glue-point="0" svg:d="M8150 8800v550l2600 400v550" svg:viewBox="0 0 2601 1501">
          <text:p/>
        </draw:connector>
        <draw:connector draw:style-name="gr25" draw:text-style-name="P1" draw:layer="layout" draw:type="lines" svg:x1="17.15cm" svg:y1="8.8cm" svg:x2="18.25cm" svg:y2="10.3cm" draw:start-shape="id71" draw:start-glue-point="2" draw:end-shape="id76" draw:end-glue-point="0" svg:d="M17150 8800v550l1100 400v550" svg:viewBox="0 0 1101 1501">
          <text:p/>
        </draw:connector>
        <draw:custom-shape draw:style-name="gr19" draw:text-style-name="P2" xml:id="id78" draw:id="id78" draw:layer="layout" svg:width="1.5cm" svg:height="1.5cm" svg:x="4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80" draw:id="id80" draw:layer="layout" svg:width="1.5cm" svg:height="1.5cm" svg:x="1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xml:id="id81" draw:id="id81" draw:layer="layout" svg:width="1.5cm" svg:height="1.5cm" svg:x="8.435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xml:id="id86" draw:id="id86" draw:layer="layout" svg:width="1.5cm" svg:height="1.5cm" svg:x="14.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82" draw:id="id82" draw:layer="layout" svg:width="1.5cm" svg:height="1.5cm" svg:x="19.2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77" draw:id="id77" draw:layer="layout" svg:width="1.5cm" svg:height="1.5cm" svg:x="2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s" svg:x1="5.15cm" svg:y1="11.8cm" svg:x2="3.15cm" svg:y2="13.5cm" draw:start-shape="id74" draw:start-glue-point="2" draw:end-shape="id77" draw:end-glue-point="0" svg:d="M5150 11800v550l-2000 600v550" svg:viewBox="0 0 2001 1701">
          <text:p/>
        </draw:connector>
        <draw:connector draw:style-name="gr25" draw:text-style-name="P1" draw:layer="layout" draw:type="lines" svg:x1="5.15cm" svg:y1="11.8cm" svg:x2="5.15cm" svg:y2="13.5cm" draw:start-shape="id74" draw:start-glue-point="2" draw:end-shape="id78" draw:end-glue-point="0" svg:d="M5150 11800v550 600 550" svg:viewBox="0 0 1 1701">
          <text:p/>
        </draw:connector>
        <draw:custom-shape draw:style-name="gr19" draw:text-style-name="P2" xml:id="id79" draw:id="id79" draw:layer="layout" svg:width="1.5cm" svg:height="1.5cm" svg:x="6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s" svg:x1="5.15cm" svg:y1="11.8cm" svg:x2="7.15cm" svg:y2="13.5cm" draw:start-shape="id74" draw:start-glue-point="2" draw:end-shape="id79" draw:end-glue-point="0" svg:d="M5150 11800v550l2000 600v550" svg:viewBox="0 0 2001 1701">
          <text:p/>
        </draw:connector>
        <draw:connector draw:style-name="gr25" draw:text-style-name="P1" draw:layer="layout" draw:type="lines" svg:x1="16.15cm" svg:y1="11.8cm" svg:x2="17.75cm" svg:y2="13.5cm" draw:start-shape="id72" draw:start-glue-point="2" draw:end-shape="id80" draw:end-glue-point="0" svg:d="M16150 11800v550l1600 600v550" svg:viewBox="0 0 1601 1701">
          <text:p/>
        </draw:connector>
        <draw:connector draw:style-name="gr27" draw:text-style-name="P1" draw:layer="layout" draw:type="lines" svg:x1="8.15cm" svg:y1="8.8cm" svg:x2="9.185cm" svg:y2="13.5cm" draw:start-shape="id73" draw:start-glue-point="2" draw:end-shape="id81" svg:d="M8150 8800v550l1035 3600v550" svg:viewBox="0 0 1036 4701">
          <text:p/>
        </draw:connector>
        <draw:connector draw:style-name="gr25" draw:text-style-name="P1" draw:layer="layout" draw:type="lines" svg:x1="18.25cm" svg:y1="11.8cm" svg:x2="19.95cm" svg:y2="13.5cm" draw:start-shape="id76" draw:start-glue-point="2" draw:end-shape="id82" draw:end-glue-point="0" svg:d="M18250 11800v550l1700 600v550" svg:viewBox="0 0 1701 1701">
          <text:p/>
        </draw:connector>
        <draw:custom-shape draw:style-name="gr19" draw:text-style-name="P2" xml:id="id83" draw:id="id83" draw:layer="layout" svg:width="1.5cm" svg:height="1.5cm" svg:x="21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84" draw:id="id84" draw:layer="layout" svg:width="1.5cm" svg:height="1.5cm" svg:x="23.6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s" svg:x1="18.25cm" svg:y1="11.8cm" svg:x2="22.15cm" svg:y2="13.5cm" draw:start-shape="id76" draw:start-glue-point="2" draw:end-shape="id83" draw:end-glue-point="0" svg:d="M18250 11800v550l3900 600v550" svg:viewBox="0 0 3901 1701">
          <text:p/>
        </draw:connector>
        <draw:connector draw:style-name="gr25" draw:text-style-name="P1" draw:layer="layout" draw:type="lines" svg:x1="18.25cm" svg:y1="11.8cm" svg:x2="24.35cm" svg:y2="13.5cm" draw:start-shape="id76" draw:start-glue-point="2" draw:end-shape="id84" draw:end-glue-point="0" svg:d="M18250 11800v550l6100 600v550" svg:viewBox="0 0 6101 1701">
          <text:p/>
        </draw:connector>
        <draw:connector draw:style-name="gr4" draw:text-style-name="P1" draw:layer="layout" draw:type="lines" svg:x1="14.15cm" svg:y1="5.6cm" svg:x2="15.45cm" svg:y2="13.5cm" draw:start-shape="id85" draw:start-glue-point="2" draw:end-shape="id86" draw:end-glue-point="0" svg:d="M14150 5600v550l1300 6800v550" svg:viewBox="0 0 1301 7901">
          <text:p/>
        </draw:connector>
        <draw:connector draw:style-name="gr25" draw:text-style-name="P1" draw:layer="layout" draw:type="lines" svg:x1="14.15cm" svg:y1="5.6cm" svg:x2="8.15cm" svg:y2="7.3cm" draw:start-shape="id85" draw:start-glue-point="2" draw:end-shape="id73" draw:end-glue-point="0" svg:d="M14150 5600v550l-6000 600v550" svg:viewBox="0 0 6001 1701">
          <text:p/>
        </draw:connector>
        <draw:connector draw:style-name="gr25" draw:text-style-name="P1" draw:layer="layout" draw:type="lines" svg:x1="14.15cm" svg:y1="5.6cm" svg:x2="17.15cm" svg:y2="7.3cm" draw:start-shape="id85" draw:start-glue-point="2" draw:end-shape="id71" draw:end-glue-point="0" svg:d="M14150 5600v550l3000 600v550" svg:viewBox="0 0 3001 1701">
          <text:p/>
        </draw:connector>
        <draw:custom-shape draw:style-name="gr28" draw:text-style-name="P2" xml:id="id88" draw:id="id88" draw:layer="layout" svg:width="1.5cm" svg:height="1.5cm" svg:x="1.4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xml:id="id87" draw:id="id87" draw:layer="layout" svg:width="1.5cm" svg:height="1.5cm" svg:x="6.5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xml:id="id89" draw:id="id89" draw:layer="layout" svg:width="1.5cm" svg:height="1.5cm" svg:x="26.4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71" draw:id="id71" draw:layer="layout" svg:width="1.5cm" svg:height="1.5cm" svg:x="16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s" svg:x1="8.15cm" svg:y1="8.8cm" svg:x2="7.25cm" svg:y2="10.3cm" draw:start-shape="id73" draw:start-glue-point="2" draw:end-shape="id87" draw:end-glue-point="0" svg:d="M8150 8800v550l-900 400v550" svg:viewBox="0 0 901 1501">
          <text:p/>
        </draw:connector>
        <draw:connector draw:style-name="gr25" draw:text-style-name="P1" draw:layer="layout" draw:type="lines" svg:x1="8.15cm" svg:y1="8.8cm" svg:x2="2.15cm" svg:y2="10.3cm" draw:start-shape="id73" draw:start-glue-point="2" draw:end-shape="id88" draw:end-glue-point="0" svg:d="M8150 8800v550l-6000 400v550" svg:viewBox="0 0 6001 1501">
          <text:p/>
        </draw:connector>
        <draw:connector draw:style-name="gr25" draw:text-style-name="P1" draw:layer="layout" draw:type="lines" svg:x1="17.15cm" svg:y1="8.8cm" svg:x2="27.15cm" svg:y2="10.3cm" draw:start-shape="id71" draw:start-glue-point="2" draw:end-shape="id89" svg:d="M17150 8800v550l10000 400v550" svg:viewBox="0 0 10001 1501">
          <text:p/>
        </draw:connector>
        <draw:custom-shape draw:style-name="gr21" draw:text-style-name="P3" draw:layer="layout" svg:width="0.6cm" svg:height="0.6cm" svg:x="17.486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6cm" svg:height="0.6cm" svg:x="4.387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20.35cm" svg:y2="10.3cm" draw:start-shape="id71" draw:start-glue-point="2" draw:end-shape="id90" draw:end-glue-point="0" svg:d="M17150 8800v550l3200 400v550" svg:viewBox="0 0 3201 1501">
          <text:p/>
        </draw:connector>
        <draw:custom-shape draw:style-name="gr29" draw:text-style-name="P2" xml:id="id90" draw:id="id90" draw:layer="layout" svg:width="1.5cm" svg:height="1.5cm" svg:x="19.6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91" draw:id="id91" draw:layer="layout" svg:width="1.5cm" svg:height="1.5cm" svg:x="12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8.15cm" svg:y1="8.8cm" svg:x2="13.15cm" svg:y2="10.3cm" draw:start-shape="id73" draw:start-glue-point="2" draw:end-shape="id91" draw:end-glue-point="0" svg:d="M8150 8800v550l5000 400v550" svg:viewBox="0 0 5001 1501">
          <text:p/>
        </draw:connector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2" xml:id="id106" draw:id="id106" draw:layer="layout" svg:width="1.5cm" svg:height="1.5cm" svg:x="13.4cm" svg:y="4.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94" draw:id="id94" draw:layer="layout" svg:width="1.5cm" svg:height="1.5cm" svg:x="7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95" draw:id="id95" draw:layer="layout" svg:width="1.5cm" svg:height="1.5cm" svg:x="4.4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96" draw:id="id96" draw:layer="layout" svg:width="1.5cm" svg:height="1.5cm" svg:x="10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xml:id="id97" draw:id="id97" draw:layer="layout" svg:width="1.5cm" svg:height="1.5cm" svg:x="17.5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93" draw:id="id93" draw:layer="layout" svg:width="1.5cm" svg:height="1.5cm" svg:x="15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16.15cm" svg:y2="10.3cm" draw:start-shape="id92" draw:start-glue-point="2" draw:end-shape="id93" draw:end-glue-point="0" svg:d="M17150 8800v550l-1000 400v550" svg:viewBox="0 0 1001 1501">
          <text:p/>
        </draw:connector>
        <draw:connector draw:style-name="gr25" draw:text-style-name="P1" draw:layer="layout" draw:type="lines" svg:x1="8.15cm" svg:y1="8.8cm" svg:x2="5.15cm" svg:y2="10.3cm" draw:start-shape="id94" draw:start-glue-point="2" draw:end-shape="id95" draw:end-glue-point="0" svg:d="M8150 8800v550l-3000 400v550" svg:viewBox="0 0 3001 1501">
          <text:p/>
        </draw:connector>
        <draw:connector draw:style-name="gr25" draw:text-style-name="P1" draw:layer="layout" draw:type="lines" svg:x1="8.15cm" svg:y1="8.8cm" svg:x2="10.75cm" svg:y2="10.3cm" draw:start-shape="id94" draw:start-glue-point="2" draw:end-shape="id96" draw:end-glue-point="0" svg:d="M8150 8800v550l2600 400v550" svg:viewBox="0 0 2601 1501">
          <text:p/>
        </draw:connector>
        <draw:connector draw:style-name="gr25" draw:text-style-name="P1" draw:layer="layout" draw:type="lines" svg:x1="17.15cm" svg:y1="8.8cm" svg:x2="18.25cm" svg:y2="10.3cm" draw:start-shape="id92" draw:start-glue-point="2" draw:end-shape="id97" draw:end-glue-point="0" svg:d="M17150 8800v550l1100 400v550" svg:viewBox="0 0 1101 1501">
          <text:p/>
        </draw:connector>
        <draw:custom-shape draw:style-name="gr19" draw:text-style-name="P2" xml:id="id99" draw:id="id99" draw:layer="layout" svg:width="1.5cm" svg:height="1.5cm" svg:x="4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101" draw:id="id101" draw:layer="layout" svg:width="1.5cm" svg:height="1.5cm" svg:x="1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xml:id="id102" draw:id="id102" draw:layer="layout" svg:width="1.5cm" svg:height="1.5cm" svg:x="8.435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xml:id="id107" draw:id="id107" draw:layer="layout" svg:width="1.5cm" svg:height="1.5cm" svg:x="14.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03" draw:id="id103" draw:layer="layout" svg:width="1.5cm" svg:height="1.5cm" svg:x="19.2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98" draw:id="id98" draw:layer="layout" svg:width="1.5cm" svg:height="1.5cm" svg:x="2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s" svg:x1="5.15cm" svg:y1="11.8cm" svg:x2="3.15cm" svg:y2="13.5cm" draw:start-shape="id95" draw:start-glue-point="2" draw:end-shape="id98" draw:end-glue-point="0" svg:d="M5150 11800v550l-2000 600v550" svg:viewBox="0 0 2001 1701">
          <text:p/>
        </draw:connector>
        <draw:connector draw:style-name="gr25" draw:text-style-name="P1" draw:layer="layout" draw:type="lines" svg:x1="5.15cm" svg:y1="11.8cm" svg:x2="5.15cm" svg:y2="13.5cm" draw:start-shape="id95" draw:start-glue-point="2" draw:end-shape="id99" draw:end-glue-point="0" svg:d="M5150 11800v550 600 550" svg:viewBox="0 0 1 1701">
          <text:p/>
        </draw:connector>
        <draw:custom-shape draw:style-name="gr19" draw:text-style-name="P2" xml:id="id100" draw:id="id100" draw:layer="layout" svg:width="1.5cm" svg:height="1.5cm" svg:x="6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s" svg:x1="5.15cm" svg:y1="11.8cm" svg:x2="7.15cm" svg:y2="13.5cm" draw:start-shape="id95" draw:start-glue-point="2" draw:end-shape="id100" draw:end-glue-point="0" svg:d="M5150 11800v550l2000 600v550" svg:viewBox="0 0 2001 1701">
          <text:p/>
        </draw:connector>
        <draw:connector draw:style-name="gr25" draw:text-style-name="P1" draw:layer="layout" draw:type="lines" svg:x1="16.15cm" svg:y1="11.8cm" svg:x2="17.75cm" svg:y2="13.5cm" draw:start-shape="id93" draw:start-glue-point="2" draw:end-shape="id101" draw:end-glue-point="0" svg:d="M16150 11800v550l1600 600v550" svg:viewBox="0 0 1601 1701">
          <text:p/>
        </draw:connector>
        <draw:connector draw:style-name="gr27" draw:text-style-name="P1" draw:layer="layout" draw:type="lines" svg:x1="8.15cm" svg:y1="8.8cm" svg:x2="9.185cm" svg:y2="13.5cm" draw:start-shape="id94" draw:start-glue-point="2" draw:end-shape="id102" svg:d="M8150 8800v550l1035 3600v550" svg:viewBox="0 0 1036 4701">
          <text:p/>
        </draw:connector>
        <draw:connector draw:style-name="gr25" draw:text-style-name="P1" draw:layer="layout" draw:type="lines" svg:x1="18.25cm" svg:y1="11.8cm" svg:x2="19.95cm" svg:y2="13.5cm" draw:start-shape="id97" draw:start-glue-point="2" draw:end-shape="id103" draw:end-glue-point="0" svg:d="M18250 11800v550l1700 600v550" svg:viewBox="0 0 1701 1701">
          <text:p/>
        </draw:connector>
        <draw:custom-shape draw:style-name="gr19" draw:text-style-name="P2" xml:id="id104" draw:id="id104" draw:layer="layout" svg:width="1.5cm" svg:height="1.5cm" svg:x="21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05" draw:id="id105" draw:layer="layout" svg:width="1.5cm" svg:height="1.5cm" svg:x="23.6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s" svg:x1="18.25cm" svg:y1="11.8cm" svg:x2="22.15cm" svg:y2="13.5cm" draw:start-shape="id97" draw:start-glue-point="2" draw:end-shape="id104" draw:end-glue-point="0" svg:d="M18250 11800v550l3900 600v550" svg:viewBox="0 0 3901 1701">
          <text:p/>
        </draw:connector>
        <draw:connector draw:style-name="gr25" draw:text-style-name="P1" draw:layer="layout" draw:type="lines" svg:x1="18.25cm" svg:y1="11.8cm" svg:x2="24.35cm" svg:y2="13.5cm" draw:start-shape="id97" draw:start-glue-point="2" draw:end-shape="id105" draw:end-glue-point="0" svg:d="M18250 11800v550l6100 600v550" svg:viewBox="0 0 6101 1701">
          <text:p/>
        </draw:connector>
        <draw:connector draw:style-name="gr4" draw:text-style-name="P1" draw:layer="layout" draw:type="lines" svg:x1="14.15cm" svg:y1="5.6cm" svg:x2="15.45cm" svg:y2="13.5cm" draw:start-shape="id106" draw:start-glue-point="2" draw:end-shape="id107" draw:end-glue-point="0" svg:d="M14150 5600v550l1300 6800v550" svg:viewBox="0 0 1301 7901">
          <text:p/>
        </draw:connector>
        <draw:connector draw:style-name="gr25" draw:text-style-name="P1" draw:layer="layout" draw:type="lines" svg:x1="14.15cm" svg:y1="5.6cm" svg:x2="8.15cm" svg:y2="7.3cm" draw:start-shape="id106" draw:start-glue-point="2" draw:end-shape="id94" draw:end-glue-point="0" svg:d="M14150 5600v550l-6000 600v550" svg:viewBox="0 0 6001 1701">
          <text:p/>
        </draw:connector>
        <draw:connector draw:style-name="gr25" draw:text-style-name="P1" draw:layer="layout" draw:type="lines" svg:x1="14.15cm" svg:y1="5.6cm" svg:x2="17.15cm" svg:y2="7.3cm" draw:start-shape="id106" draw:start-glue-point="2" draw:end-shape="id92" draw:end-glue-point="0" svg:d="M14150 5600v550l3000 600v550" svg:viewBox="0 0 3001 1701">
          <text:p/>
        </draw:connector>
        <draw:custom-shape draw:style-name="gr30" draw:text-style-name="P2" xml:id="id108" draw:id="id108" draw:layer="layout" svg:width="1.5cm" svg:height="1.5cm" svg:x="6.5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92" draw:id="id92" draw:layer="layout" svg:width="1.5cm" svg:height="1.5cm" svg:x="16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s" svg:x1="8.15cm" svg:y1="8.8cm" svg:x2="7.25cm" svg:y2="10.3cm" draw:start-shape="id94" draw:start-glue-point="2" draw:end-shape="id108" draw:end-glue-point="0" svg:d="M8150 8800v550l-900 400v550" svg:viewBox="0 0 901 1501">
          <text:p/>
        </draw:connector>
        <draw:custom-shape draw:style-name="gr21" draw:text-style-name="P3" draw:layer="layout" svg:width="0.6cm" svg:height="0.6cm" svg:x="17.486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6cm" svg:height="0.6cm" svg:x="4.387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20.35cm" svg:y2="10.3cm" draw:start-shape="id92" draw:start-glue-point="2" draw:end-shape="id109" draw:end-glue-point="0" svg:d="M17150 8800v550l3200 400v550" svg:viewBox="0 0 3201 1501">
          <text:p/>
        </draw:connector>
        <draw:custom-shape draw:style-name="gr31" draw:text-style-name="P2" xml:id="id109" draw:id="id109" draw:layer="layout" svg:width="1.5cm" svg:height="1.5cm" svg:x="19.6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110" draw:id="id110" draw:layer="layout" svg:width="1.5cm" svg:height="1.5cm" svg:x="12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8.15cm" svg:y1="8.8cm" svg:x2="13.15cm" svg:y2="10.3cm" draw:start-shape="id94" draw:start-glue-point="2" draw:end-shape="id110" draw:end-glue-point="0" svg:d="M8150 8800v550l5000 400v550" svg:viewBox="0 0 5001 1501">
          <text:p/>
        </draw:connector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2" xml:id="id125" draw:id="id125" draw:layer="layout" svg:width="1.5cm" svg:height="1.5cm" svg:x="13.4cm" svg:y="4.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113" draw:id="id113" draw:layer="layout" svg:width="1.5cm" svg:height="1.5cm" svg:x="7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114" draw:id="id114" draw:layer="layout" svg:width="1.5cm" svg:height="1.5cm" svg:x="4.4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115" draw:id="id115" draw:layer="layout" svg:width="1.5cm" svg:height="1.5cm" svg:x="10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xml:id="id116" draw:id="id116" draw:layer="layout" svg:width="1.5cm" svg:height="1.5cm" svg:x="17.5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112" draw:id="id112" draw:layer="layout" svg:width="1.5cm" svg:height="1.5cm" svg:x="15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16.15cm" svg:y2="10.3cm" draw:start-shape="id111" draw:start-glue-point="2" draw:end-shape="id112" draw:end-glue-point="0" svg:d="M17150 8800v550l-1000 400v550" svg:viewBox="0 0 1001 1501">
          <text:p/>
        </draw:connector>
        <draw:connector draw:style-name="gr25" draw:text-style-name="P1" draw:layer="layout" draw:type="lines" svg:x1="8.15cm" svg:y1="8.8cm" svg:x2="5.15cm" svg:y2="10.3cm" draw:start-shape="id113" draw:start-glue-point="2" draw:end-shape="id114" draw:end-glue-point="0" svg:d="M8150 8800v550l-3000 400v550" svg:viewBox="0 0 3001 1501">
          <text:p/>
        </draw:connector>
        <draw:connector draw:style-name="gr25" draw:text-style-name="P1" draw:layer="layout" draw:type="lines" svg:x1="8.15cm" svg:y1="8.8cm" svg:x2="10.75cm" svg:y2="10.3cm" draw:start-shape="id113" draw:start-glue-point="2" draw:end-shape="id115" draw:end-glue-point="0" svg:d="M8150 8800v550l2600 400v550" svg:viewBox="0 0 2601 1501">
          <text:p/>
        </draw:connector>
        <draw:connector draw:style-name="gr25" draw:text-style-name="P1" draw:layer="layout" draw:type="lines" svg:x1="17.15cm" svg:y1="8.8cm" svg:x2="18.25cm" svg:y2="10.3cm" draw:start-shape="id111" draw:start-glue-point="2" draw:end-shape="id116" draw:end-glue-point="0" svg:d="M17150 8800v550l1100 400v550" svg:viewBox="0 0 1101 1501">
          <text:p/>
        </draw:connector>
        <draw:custom-shape draw:style-name="gr19" draw:text-style-name="P2" xml:id="id118" draw:id="id118" draw:layer="layout" svg:width="1.5cm" svg:height="1.5cm" svg:x="4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120" draw:id="id120" draw:layer="layout" svg:width="1.5cm" svg:height="1.5cm" svg:x="1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xml:id="id121" draw:id="id121" draw:layer="layout" svg:width="1.5cm" svg:height="1.5cm" svg:x="8.435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xml:id="id126" draw:id="id126" draw:layer="layout" svg:width="1.5cm" svg:height="1.5cm" svg:x="14.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22" draw:id="id122" draw:layer="layout" svg:width="1.5cm" svg:height="1.5cm" svg:x="19.2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17" draw:id="id117" draw:layer="layout" svg:width="1.5cm" svg:height="1.5cm" svg:x="2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s" svg:x1="5.15cm" svg:y1="11.8cm" svg:x2="3.15cm" svg:y2="13.5cm" draw:start-shape="id114" draw:start-glue-point="2" draw:end-shape="id117" draw:end-glue-point="0" svg:d="M5150 11800v550l-2000 600v550" svg:viewBox="0 0 2001 1701">
          <text:p/>
        </draw:connector>
        <draw:connector draw:style-name="gr25" draw:text-style-name="P1" draw:layer="layout" draw:type="lines" svg:x1="5.15cm" svg:y1="11.8cm" svg:x2="5.15cm" svg:y2="13.5cm" draw:start-shape="id114" draw:start-glue-point="2" draw:end-shape="id118" draw:end-glue-point="0" svg:d="M5150 11800v550 600 550" svg:viewBox="0 0 1 1701">
          <text:p/>
        </draw:connector>
        <draw:custom-shape draw:style-name="gr19" draw:text-style-name="P2" xml:id="id119" draw:id="id119" draw:layer="layout" svg:width="1.5cm" svg:height="1.5cm" svg:x="6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s" svg:x1="5.15cm" svg:y1="11.8cm" svg:x2="7.15cm" svg:y2="13.5cm" draw:start-shape="id114" draw:start-glue-point="2" draw:end-shape="id119" draw:end-glue-point="0" svg:d="M5150 11800v550l2000 600v550" svg:viewBox="0 0 2001 1701">
          <text:p/>
        </draw:connector>
        <draw:connector draw:style-name="gr25" draw:text-style-name="P1" draw:layer="layout" draw:type="lines" svg:x1="16.15cm" svg:y1="11.8cm" svg:x2="17.75cm" svg:y2="13.5cm" draw:start-shape="id112" draw:start-glue-point="2" draw:end-shape="id120" draw:end-glue-point="0" svg:d="M16150 11800v550l1600 600v550" svg:viewBox="0 0 1601 1701">
          <text:p/>
        </draw:connector>
        <draw:connector draw:style-name="gr27" draw:text-style-name="P1" draw:layer="layout" draw:type="lines" svg:x1="8.15cm" svg:y1="8.8cm" svg:x2="9.185cm" svg:y2="13.5cm" draw:start-shape="id113" draw:start-glue-point="2" draw:end-shape="id121" svg:d="M8150 8800v550l1035 3600v550" svg:viewBox="0 0 1036 4701">
          <text:p/>
        </draw:connector>
        <draw:connector draw:style-name="gr25" draw:text-style-name="P1" draw:layer="layout" draw:type="lines" svg:x1="18.25cm" svg:y1="11.8cm" svg:x2="19.95cm" svg:y2="13.5cm" draw:start-shape="id116" draw:start-glue-point="2" draw:end-shape="id122" draw:end-glue-point="0" svg:d="M18250 11800v550l1700 600v550" svg:viewBox="0 0 1701 1701">
          <text:p/>
        </draw:connector>
        <draw:custom-shape draw:style-name="gr19" draw:text-style-name="P2" xml:id="id123" draw:id="id123" draw:layer="layout" svg:width="1.5cm" svg:height="1.5cm" svg:x="21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24" draw:id="id124" draw:layer="layout" svg:width="1.5cm" svg:height="1.5cm" svg:x="23.6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s" svg:x1="18.25cm" svg:y1="11.8cm" svg:x2="22.15cm" svg:y2="13.5cm" draw:start-shape="id116" draw:start-glue-point="2" draw:end-shape="id123" draw:end-glue-point="0" svg:d="M18250 11800v550l3900 600v550" svg:viewBox="0 0 3901 1701">
          <text:p/>
        </draw:connector>
        <draw:connector draw:style-name="gr25" draw:text-style-name="P1" draw:layer="layout" draw:type="lines" svg:x1="18.25cm" svg:y1="11.8cm" svg:x2="24.35cm" svg:y2="13.5cm" draw:start-shape="id116" draw:start-glue-point="2" draw:end-shape="id124" draw:end-glue-point="0" svg:d="M18250 11800v550l6100 600v550" svg:viewBox="0 0 6101 1701">
          <text:p/>
        </draw:connector>
        <draw:connector draw:style-name="gr4" draw:text-style-name="P1" draw:layer="layout" draw:type="lines" svg:x1="14.15cm" svg:y1="5.6cm" svg:x2="15.45cm" svg:y2="13.5cm" draw:start-shape="id125" draw:start-glue-point="2" draw:end-shape="id126" draw:end-glue-point="0" svg:d="M14150 5600v550l1300 6800v550" svg:viewBox="0 0 1301 7901">
          <text:p/>
        </draw:connector>
        <draw:connector draw:style-name="gr25" draw:text-style-name="P1" draw:layer="layout" draw:type="lines" svg:x1="14.15cm" svg:y1="5.6cm" svg:x2="8.15cm" svg:y2="7.3cm" draw:start-shape="id125" draw:start-glue-point="2" draw:end-shape="id113" draw:end-glue-point="0" svg:d="M14150 5600v550l-6000 600v550" svg:viewBox="0 0 6001 1701">
          <text:p/>
        </draw:connector>
        <draw:connector draw:style-name="gr25" draw:text-style-name="P1" draw:layer="layout" draw:type="lines" svg:x1="14.15cm" svg:y1="5.6cm" svg:x2="17.15cm" svg:y2="7.3cm" draw:start-shape="id125" draw:start-glue-point="2" draw:end-shape="id111" draw:end-glue-point="0" svg:d="M14150 5600v550l3000 600v550" svg:viewBox="0 0 3001 1701">
          <text:p/>
        </draw:connector>
        <draw:custom-shape draw:style-name="gr30" draw:text-style-name="P2" xml:id="id127" draw:id="id127" draw:layer="layout" svg:width="1.5cm" svg:height="1.5cm" svg:x="6.5cm" svg:y="10.3cm">
          <text:p text:style-name="P1"><text:span text:style-name="T1">SC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111" draw:id="id111" draw:layer="layout" svg:width="1.5cm" svg:height="1.5cm" svg:x="16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s" svg:x1="8.15cm" svg:y1="8.8cm" svg:x2="7.25cm" svg:y2="10.3cm" draw:start-shape="id113" draw:start-glue-point="2" draw:end-shape="id127" draw:end-glue-point="0" svg:d="M8150 8800v550l-900 400v550" svg:viewBox="0 0 901 1501">
          <text:p/>
        </draw:connector>
        <draw:custom-shape draw:style-name="gr21" draw:text-style-name="P3" draw:layer="layout" svg:width="0.6cm" svg:height="0.6cm" svg:x="17.486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6cm" svg:height="0.6cm" svg:x="4.387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20.35cm" svg:y2="10.3cm" draw:start-shape="id111" draw:start-glue-point="2" draw:end-shape="id128" draw:end-glue-point="0" svg:d="M17150 8800v550l3200 400v550" svg:viewBox="0 0 3201 1501">
          <text:p/>
        </draw:connector>
        <draw:custom-shape draw:style-name="gr31" draw:text-style-name="P2" xml:id="id128" draw:id="id128" draw:layer="layout" svg:width="1.5cm" svg:height="1.5cm" svg:x="19.6cm" svg:y="10.3cm">
          <text:p text:style-name="P1"><text:span text:style-name="T1">SC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129" draw:id="id129" draw:layer="layout" svg:width="1.5cm" svg:height="1.5cm" svg:x="12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8.15cm" svg:y1="8.8cm" svg:x2="13.15cm" svg:y2="10.3cm" draw:start-shape="id113" draw:start-glue-point="2" draw:end-shape="id129" draw:end-glue-point="0" svg:d="M8150 8800v550l5000 400v550" svg:viewBox="0 0 5001 1501">
          <text:p/>
        </draw:connector>
        <draw:connector draw:style-name="gr32" draw:text-style-name="P1" draw:layer="layout" draw:type="lines" svg:x1="5.9cm" svg:y1="11.05cm" svg:x2="6.5cm" svg:y2="11.05cm" draw:start-shape="id114" draw:start-glue-point="1" draw:end-shape="id127" draw:end-glue-point="3" svg:d="M5900 11050h550-500 550" svg:viewBox="0 0 601 1">
          <text:p/>
        </draw:connector>
        <draw:connector draw:style-name="gr33" draw:text-style-name="P1" draw:layer="layout" draw:type="lines" svg:x1="19cm" svg:y1="11.05cm" svg:x2="19.6cm" svg:y2="11.05cm" draw:start-shape="id116" draw:start-glue-point="1" draw:end-shape="id128" draw:end-glue-point="3" svg:d="M19000 11050h550-500 550" svg:viewBox="0 0 601 1">
          <text:p/>
        </draw:connector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Rigaud</meta:initial-creator>
    <meta:creation-date>2014-03-29T13:38:49.574146166</meta:creation-date>
    <dc:date>2014-08-19T21:31:40.492670072</dc:date>
    <dc:creator>Christophe Rigaud</dc:creator>
    <meta:editing-duration>PT2H25M53S</meta:editing-duration>
    <meta:editing-cycles>40</meta:editing-cycles>
    <meta:generator>LibreOffice/4.2.5.2$Linux_X86_64 LibreOffice_project/61cb170a04bb1f12e77c884eab9192be736ec5f5</meta:generator>
    <meta:document-statistic meta:object-count="323"/>
  </office:meta>
</office:document-meta>
</file>